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3e6e" officeooo:paragraph-rsid="001d3e6e"/>
    </style:style>
    <style:style style:name="P2" style:family="paragraph" style:parent-style-name="Standard">
      <style:text-properties officeooo:rsid="00204b79" officeooo:paragraph-rsid="00204b79"/>
    </style:style>
    <style:style style:name="P3" style:family="paragraph" style:parent-style-name="Standard">
      <style:text-properties fo:font-weight="bold" officeooo:rsid="00204b79" officeooo:paragraph-rsid="00204b79" style:font-weight-asian="bold" style:font-weight-complex="bold"/>
    </style:style>
    <style:style style:name="P4" style:family="paragraph" style:parent-style-name="Standard">
      <style:text-properties fo:font-weight="bold" officeooo:rsid="0021989c" officeooo:paragraph-rsid="0021989c" style:font-weight-asian="bold" style:font-weight-complex="bold"/>
    </style:style>
    <style:style style:name="P5" style:family="paragraph" style:parent-style-name="Standard">
      <style:text-properties fo:font-weight="bold" officeooo:rsid="0022e2c2" officeooo:paragraph-rsid="0022e2c2" style:font-weight-asian="bold" style:font-weight-complex="bold"/>
    </style:style>
    <style:style style:name="P6" style:family="paragraph" style:parent-style-name="Standard">
      <style:text-properties fo:font-weight="bold" officeooo:rsid="00285853" officeooo:paragraph-rsid="00285853" style:font-weight-asian="bold" style:font-weight-complex="bold"/>
    </style:style>
    <style:style style:name="P7" style:family="paragraph" style:parent-style-name="Standard">
      <style:text-properties fo:font-weight="bold" officeooo:rsid="002439b8" officeooo:paragraph-rsid="002439b8" style:font-weight-asian="bold" style:font-weight-complex="bold"/>
    </style:style>
    <style:style style:name="P8" style:family="paragraph" style:parent-style-name="Standard">
      <style:text-properties officeooo:rsid="0021989c" officeooo:paragraph-rsid="0021989c"/>
    </style:style>
    <style:style style:name="P9" style:family="paragraph" style:parent-style-name="Standard">
      <style:text-properties fo:font-weight="normal" officeooo:rsid="0021989c" officeooo:paragraph-rsid="0021989c" style:font-weight-asian="normal" style:font-weight-complex="normal"/>
    </style:style>
    <style:style style:name="P10" style:family="paragraph" style:parent-style-name="Standard" style:list-style-name="L5">
      <style:text-properties fo:font-weight="normal" officeooo:rsid="0021989c" officeooo:paragraph-rsid="003a19c8" style:font-weight-asian="normal" style:font-weight-complex="normal"/>
    </style:style>
    <style:style style:name="P11" style:family="paragraph" style:parent-style-name="Standard">
      <style:text-properties fo:font-weight="normal" officeooo:rsid="0022e2c2" officeooo:paragraph-rsid="0022e2c2" style:font-weight-asian="normal" style:font-weight-complex="normal"/>
    </style:style>
    <style:style style:name="P12" style:family="paragraph" style:parent-style-name="Standard">
      <style:text-properties fo:font-weight="normal" officeooo:rsid="00238a5f" officeooo:paragraph-rsid="00238a5f" style:font-weight-asian="normal" style:font-weight-complex="normal"/>
    </style:style>
    <style:style style:name="P13" style:family="paragraph" style:parent-style-name="Standard">
      <style:text-properties fo:font-weight="normal" officeooo:rsid="002bdb5b" officeooo:paragraph-rsid="002bdb5b" style:font-weight-asian="normal" style:font-weight-complex="normal"/>
    </style:style>
    <style:style style:name="P14" style:family="paragraph" style:parent-style-name="Standard">
      <style:text-properties fo:font-weight="normal" officeooo:rsid="0039788b" officeooo:paragraph-rsid="0039788b" style:font-weight-asian="normal" style:font-weight-complex="normal"/>
    </style:style>
    <style:style style:name="P15" style:family="paragraph" style:parent-style-name="Standard" style:list-style-name="L5">
      <style:text-properties fo:font-weight="normal" officeooo:rsid="0039788b" officeooo:paragraph-rsid="0039788b" style:font-weight-asian="normal" style:font-weight-complex="normal"/>
    </style:style>
    <style:style style:name="P16" style:family="paragraph" style:parent-style-name="Standard" style:list-style-name="L7">
      <style:text-properties fo:font-weight="normal" officeooo:rsid="0039788b" officeooo:paragraph-rsid="0041ff5c" style:font-weight-asian="normal" style:font-weight-complex="normal"/>
    </style:style>
    <style:style style:name="P17" style:family="paragraph" style:parent-style-name="Standard" style:list-style-name="L5">
      <style:text-properties fo:font-weight="normal" officeooo:rsid="003a19c8" officeooo:paragraph-rsid="003a19c8" style:font-weight-asian="normal" style:font-weight-complex="normal"/>
    </style:style>
    <style:style style:name="P18" style:family="paragraph" style:parent-style-name="Standard">
      <style:text-properties fo:font-weight="normal" officeooo:rsid="003a2809" officeooo:paragraph-rsid="0041ff5c" style:font-weight-asian="normal" style:font-weight-complex="normal"/>
    </style:style>
    <style:style style:name="P19" style:family="paragraph" style:parent-style-name="Standard" style:list-style-name="L7">
      <style:text-properties fo:font-weight="normal" officeooo:rsid="003d0fd8" officeooo:paragraph-rsid="0041ff5c" style:font-weight-asian="normal" style:font-weight-complex="normal"/>
    </style:style>
    <style:style style:name="P20" style:family="paragraph" style:parent-style-name="Standard" style:list-style-name="L7">
      <style:text-properties fo:font-weight="normal" officeooo:rsid="003d6ca2" officeooo:paragraph-rsid="0041ff5c" style:font-weight-asian="normal" style:font-weight-complex="normal"/>
    </style:style>
    <style:style style:name="P21" style:family="paragraph" style:parent-style-name="Standard" style:list-style-name="L7">
      <style:text-properties fo:font-weight="normal" officeooo:rsid="003f0e55" officeooo:paragraph-rsid="0041ff5c" style:font-weight-asian="normal" style:font-weight-complex="normal"/>
    </style:style>
    <style:style style:name="P22" style:family="paragraph" style:parent-style-name="Standard">
      <style:text-properties fo:font-weight="normal" officeooo:rsid="003f0e55" officeooo:paragraph-rsid="0041ff5c" style:font-weight-asian="normal" style:font-weight-complex="normal"/>
    </style:style>
    <style:style style:name="P23" style:family="paragraph" style:parent-style-name="Standard" style:list-style-name="L5">
      <style:text-properties fo:font-weight="normal" officeooo:rsid="004d0078" officeooo:paragraph-rsid="004d0078" style:font-weight-asian="normal" style:font-weight-complex="normal"/>
    </style:style>
    <style:style style:name="P24" style:family="paragraph" style:parent-style-name="Standard" style:list-style-name="L7">
      <style:text-properties fo:font-weight="normal" officeooo:rsid="004d0078" officeooo:paragraph-rsid="004d0078" style:font-weight-asian="normal" style:font-weight-complex="normal"/>
    </style:style>
    <style:style style:name="P25" style:family="paragraph" style:parent-style-name="Standard">
      <style:text-properties fo:font-size="14pt" fo:font-weight="bold" officeooo:rsid="002439b8" officeooo:paragraph-rsid="002439b8" style:font-size-asian="12.25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rsid="0021989c" officeooo:paragraph-rsid="0021989c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2pt" fo:font-weight="bold" officeooo:rsid="00276968" officeooo:paragraph-rsid="00276968" style:font-size-asian="10.5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normal" officeooo:rsid="002439b8" officeooo:paragraph-rsid="002439b8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30e925" officeooo:paragraph-rsid="0030e925" style:font-size-asian="12pt" style:font-weight-asian="normal" style:font-size-complex="12pt" style:font-weight-complex="normal"/>
    </style:style>
    <style:style style:name="P30" style:family="paragraph" style:parent-style-name="Standard">
      <style:text-properties officeooo:paragraph-rsid="002d15f2"/>
    </style:style>
    <style:style style:name="P31" style:family="paragraph" style:parent-style-name="Standard" style:list-style-name="L2">
      <style:text-properties officeooo:paragraph-rsid="002d15f2"/>
    </style:style>
    <style:style style:name="P32" style:family="paragraph" style:parent-style-name="Standard" style:list-style-name="L3">
      <style:text-properties officeooo:rsid="00303143" officeooo:paragraph-rsid="00303143"/>
    </style:style>
    <style:style style:name="P33" style:family="paragraph" style:parent-style-name="Standard" style:list-style-name="L4">
      <style:text-properties officeooo:rsid="00380d92" officeooo:paragraph-rsid="00380d92"/>
    </style:style>
    <style:style style:name="P34" style:family="paragraph" style:parent-style-name="Standard" style:list-style-name="L4">
      <style:text-properties officeooo:rsid="00393f52" officeooo:paragraph-rsid="00393f52"/>
    </style:style>
    <style:style style:name="P35" style:family="paragraph" style:parent-style-name="Standard" style:list-style-name="L4">
      <style:text-properties officeooo:rsid="0039788b" officeooo:paragraph-rsid="0039788b"/>
    </style:style>
    <style:style style:name="P36" style:family="paragraph" style:parent-style-name="Standard">
      <style:text-properties officeooo:rsid="0039788b" officeooo:paragraph-rsid="0039788b"/>
    </style:style>
    <style:style style:name="P37" style:family="paragraph" style:parent-style-name="Standard" style:list-style-name="L9">
      <style:text-properties officeooo:rsid="00420ba6" officeooo:paragraph-rsid="0044d7ea"/>
    </style:style>
    <style:style style:name="P38" style:family="paragraph" style:parent-style-name="Standard" style:list-style-name="L9">
      <style:text-properties officeooo:rsid="0043f647" officeooo:paragraph-rsid="0043f647"/>
    </style:style>
    <style:style style:name="P39" style:family="paragraph" style:parent-style-name="Standard" style:list-style-name="L9">
      <style:text-properties officeooo:rsid="0043f647" officeooo:paragraph-rsid="0044d7ea"/>
    </style:style>
    <style:style style:name="P40" style:family="paragraph" style:parent-style-name="Standard" style:list-style-name="L9">
      <style:text-properties officeooo:rsid="0044d7ea" officeooo:paragraph-rsid="0044d7ea"/>
    </style:style>
    <style:style style:name="P41" style:family="paragraph" style:parent-style-name="Standard" style:list-style-name="L3">
      <style:text-properties officeooo:rsid="00461d2f" officeooo:paragraph-rsid="00461d2f"/>
    </style:style>
    <style:style style:name="P42" style:family="paragraph" style:parent-style-name="Standard" style:list-style-name="L3">
      <style:text-properties officeooo:rsid="00461e6e" officeooo:paragraph-rsid="00461e6e"/>
    </style:style>
    <style:style style:name="P43" style:family="paragraph" style:parent-style-name="Standard" style:list-style-name="L3">
      <style:text-properties officeooo:rsid="0047bbd4" officeooo:paragraph-rsid="0047bbd4"/>
    </style:style>
    <style:style style:name="P44" style:family="paragraph" style:parent-style-name="Standard" style:list-style-name="L10">
      <style:text-properties officeooo:rsid="0048f2ec" officeooo:paragraph-rsid="0048f2ec"/>
    </style:style>
    <style:style style:name="P45" style:family="paragraph" style:parent-style-name="Standard" style:list-style-name="L10">
      <style:text-properties officeooo:rsid="004a82a7" officeooo:paragraph-rsid="004a82a7"/>
    </style:style>
    <style:style style:name="P46" style:family="paragraph" style:parent-style-name="Standard" style:list-style-name="L11">
      <style:text-properties officeooo:rsid="004e62a9" officeooo:paragraph-rsid="004e62a9"/>
    </style:style>
    <style:style style:name="P47" style:family="paragraph" style:parent-style-name="Standard" style:list-style-name="L12">
      <style:text-properties officeooo:rsid="004e62a9" officeooo:paragraph-rsid="004e62a9"/>
    </style:style>
    <style:style style:name="T1" style:family="text">
      <style:text-properties officeooo:rsid="001eafd6"/>
    </style:style>
    <style:style style:name="T2" style:family="text">
      <style:text-properties officeooo:rsid="002439b8"/>
    </style:style>
    <style:style style:name="T3" style:family="text">
      <style:text-properties officeooo:rsid="0025fcfc"/>
    </style:style>
    <style:style style:name="T4" style:family="text">
      <style:text-properties fo:font-weight="normal" officeooo:rsid="0029e8b0" style:font-weight-asian="normal" style:font-weight-complex="normal"/>
    </style:style>
    <style:style style:name="T5" style:family="text">
      <style:text-properties fo:font-weight="normal" officeooo:rsid="00276968" style:font-weight-asian="normal" style:font-weight-complex="normal"/>
    </style:style>
    <style:style style:name="T6" style:family="text">
      <style:text-properties fo:font-weight="normal" officeooo:rsid="002d15f2" style:font-weight-asian="normal" style:font-weight-complex="normal"/>
    </style:style>
    <style:style style:name="T7" style:family="text">
      <style:text-properties officeooo:rsid="00285853"/>
    </style:style>
    <style:style style:name="T8" style:family="text">
      <style:text-properties officeooo:rsid="002c8da1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size-asian="12.25pt" style:font-size-complex="14pt"/>
    </style:style>
    <style:style style:name="T11" style:family="text">
      <style:text-properties officeooo:rsid="0039788b"/>
    </style:style>
    <style:style style:name="T12" style:family="text">
      <style:text-properties officeooo:rsid="003a19c8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3d6ca2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officeooo:rsid="00461d2f"/>
    </style:style>
    <style:style style:name="T17" style:family="text">
      <style:text-properties officeooo:rsid="00461e6e"/>
    </style:style>
    <style:style style:name="T18" style:family="text">
      <style:text-properties officeooo:rsid="004a82a7"/>
    </style:style>
    <style:style style:name="T19" style:family="text">
      <style:text-properties officeooo:rsid="004d00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0">Object Caches</text:span></text:p>
      <text:p text:style-name="P25"/>
      <text:p text:style-name="P27">Member variables:</text:p>
      <text:p text:style-name="P28">Hash table : per cache buff to bufctl table <text:span text:style-name="T3">(&gt;1/8 object size)</text:span></text:p>
      <text:p text:style-name="P30"><text:span text:style-name="T5">Circular doubly linked list of slabs – </text:span><text:span text:style-name="T4">partially sorted by</text:span></text:p>
      <text:list xml:id="list2385705261" text:style-name="L2">
        <text:list-item>
          <text:p text:style-name="P31"><text:span text:style-name="T6">empty </text:span><text:span text:style-name="T4">(all buffs allocated), partial, complete slabs </text:span><text:span text:style-name="T6">(all free)</text:span></text:p>
        </text:list-item>
      </text:list>
      <text:p text:style-name="P13">Freelist slab pointer (points to first <text:span text:style-name="T8">non-empty</text:span> slab)</text:p>
      <text:p text:style-name="P3"/>
      <text:p text:style-name="P6">Methods: </text:p>
      <text:p text:style-name="P3">Interface:</text:p>
      <text:p text:style-name="P1"/>
      <text:p text:style-name="P1"><text:span text:style-name="T1">s</text:span>truct kmem_cache * kmem_cache_create (name, size, align, constructor, destructor)</text:p>
      <text:list xml:id="list296724778" text:style-name="L4">
        <text:list-item>
          <text:p text:style-name="P33">Initialize cache object</text:p>
        </text:list-item>
        <text:list-item>
          <text:p text:style-name="P34">Check which slab type to create</text:p>
        </text:list-item>
        <text:list-item>
          <text:p text:style-name="P34">If large, create large slab </text:p>
        </text:list-item>
        <text:list-item>
          <text:p text:style-name="P35">If small, create small slab</text:p>
        </text:list-item>
        <text:list-item>
          <text:p text:style-name="P35">initialize free_slabs and slabs, <text:span text:style-name="T16">lastalign</text:span></text:p>
        </text:list-item>
        <text:list-item>
          <text:p text:style-name="P35">return</text:p>
        </text:list-item>
      </text:list>
      <text:p text:style-name="P36"/>
      <text:p text:style-name="P1">void * kmem_cache_alloc (struct kmem_cache * cp, int flags)</text:p>
      <text:list xml:id="list2964999869" text:style-name="L9">
        <text:list-item>
          <text:p text:style-name="P38">if free_slabs is null</text:p>
          <text:list>
            <text:list-item>
              <text:p text:style-name="P40">allocate_appropriate_size_slab with new align</text:p>
            </text:list-item>
            <text:list-item>
              <text:p text:style-name="P40">update free_slabs, slabs, <text:span text:style-name="T16">lastalign</text:span></text:p>
            </text:list-item>
          </text:list>
        </text:list-item>
        <text:list-item>
          <text:p text:style-name="P37">go to free_slabs</text:p>
          <text:list>
            <text:list-item>
              <text:p text:style-name="P37">get free_buffctls-&gt;buff</text:p>
            </text:list-item>
            <text:list-item>
              <text:p text:style-name="P37">inc refcount</text:p>
            </text:list-item>
            <text:list-item>
              <text:p text:style-name="P37">update free_buffctls to next</text:p>
            </text:list-item>
            <text:list-item>
              <text:p text:style-name="P39">if refcount == objs_per_slab update free_slabs</text:p>
            </text:list-item>
            <text:list-item>
              <text:p text:style-name="P40">return buff</text:p>
              <text:p text:style-name="P40"/>
            </text:list-item>
          </text:list>
        </text:list-item>
      </text:list>
      <text:p text:style-name="P1">void kmem_cache_free (struct kmem_cache * cp, void * buf)</text:p>
      <text:list xml:id="list2462893804" text:style-name="L3">
        <text:list-item>
          <text:p text:style-name="P41"><text:span text:style-name="T17">If large object, get bufctl from hash </text:span><text:s/></text:p>
          <text:list>
            <text:list-item>
              <text:p text:style-name="P42">goto parent slab and append to free_buffctls, safely remove from current pos</text:p>
            </text:list-item>
            <text:list-item>
              <text:p text:style-name="P42">update refcount</text:p>
            </text:list-item>
            <text:list-item>
              <text:p text:style-name="P32">When a slab ref count becomes 0, move it to the end of slab list in the cache</text:p>
            </text:list-item>
          </text:list>
        </text:list-item>
        <text:list-item>
          <text:p text:style-name="P43">If small obj</text:p>
          <text:list>
            <text:list-item>
              <text:p text:style-name="P43">???</text:p>
            </text:list-item>
          </text:list>
        </text:list-item>
      </text:list>
      <text:p text:style-name="P1"/>
      <text:p text:style-name="P1">void kmem_cache_destroy (struct kmem_cache * cp)</text:p>
      <text:list xml:id="list4183121223" text:style-name="L10">
        <text:list-item>
          <text:p text:style-name="P44">Iterate over slabs</text:p>
        </text:list-item>
        <text:list-item>
          <text:p text:style-name="P44">munmap mem</text:p>
        </text:list-item>
        <text:list-item>
          <text:p text:style-name="P44">iterate <text:span text:style-name="T18">left and right free_buffctls, keep freeing bufctls</text:span></text:p>
        </text:list-item>
        <text:list-item>
          <text:p text:style-name="P45">iterate over slabs, free slabs</text:p>
        </text:list-item>
        <text:list-item>
          <text:p text:style-name="P45">free cache</text:p>
        </text:list-item>
        <text:list-item>
          <text:p text:style-name="P45">return</text:p>
        </text:list-item>
      </text:list>
      <text:p text:style-name="P1"/>
      <text:p text:style-name="P3">Back-end:</text:p>
      <text:p text:style-name="P2"/>
      <text:p text:style-name="P2">kmem_cache_grow</text:p>
      <text:list xml:id="list2079021520" text:style-name="L11">
        <text:list-item>
          <text:p text:style-name="P46">Slab grown automatically with mem_cache_alloc.</text:p>
        </text:list-item>
      </text:list>
      <text:p text:style-name="P2">kmem_cache_reap</text:p>
      <text:list xml:id="list1442989983" text:style-name="L12">
        <text:list-item>
          <text:p text:style-name="P47">Not important in user space.</text:p>
        </text:list-item>
      </text:list>
      <text:p text:style-name="P1"><text:soft-page-break/></text:p>
      <text:p text:style-name="P1"/>
      <text:p text:style-name="P1"/>
      <text:p text:style-name="P1"/>
      <text:p text:style-name="P1"/>
      <text:p text:style-name="P8"><text:span text:style-name="T9"/></text:p>
      <text:p text:style-name="P8"><text:span text:style-name="T9">Slab Layout</text:span></text:p>
      <text:p text:style-name="P26"/>
      <text:p text:style-name="P29">kmem_slab data apparently consumes 32 bytes only.</text:p>
      <text:p text:style-name="P4"/>
      <text:p text:style-name="P6">&gt; 1/8 Slab:</text:p>
      <text:p text:style-name="P9">kmem_slab:</text:p>
      <text:p text:style-name="P9"><text:tab/>next slab</text:p>
      <text:p text:style-name="P9"><text:tab/>ref count</text:p>
      <text:p text:style-name="P9"><text:tab/>struct kmem_bufctl <text:s/>list of free buffers</text:p>
      <text:p text:style-name="P9"/>
      <text:p text:style-name="P9">kmem_bufctl:</text:p>
      <text:p text:style-name="P9"><text:tab/>next bufctl</text:p>
      <text:p text:style-name="P9"><text:tab/>buffer address</text:p>
      <text:p text:style-name="P9"><text:tab/>controlling slab</text:p>
      <text:p text:style-name="P9"/>
      <text:p text:style-name="P14">mem_slab * allocate_large_slab (objsize, align, objs_per_slab,ctr , <text:span text:style-name="T19">cache</text:span>) </text:p>
      <text:list xml:id="list455001303" text:style-name="L5">
        <text:list-item>
          <text:p text:style-name="P17">create a slab object <text:span text:style-name="T11">(using malloc, later use mem_cache), </text:span>initialize, set free_buffctls to...</text:p>
        </text:list-item>
        <text:list-item>
          <text:p text:style-name="P15">create objs_per_slab bufctls (using malloc, later use mem_cache)</text:p>
        </text:list-item>
        <text:list-item>
          <text:p text:style-name="P15">mmap objsize* objs_per_slab bytes, aligned <text:span text:style-name="T14">0, store in mem ptr</text:span></text:p>
        </text:list-item>
        <text:list-item>
          <text:p text:style-name="P17">Skip align bytes, and start <text:span text:style-name="T13">constructing</text:span> objects, set bufctl accordingly</text:p>
        </text:list-item>
        <text:list-item>
          <text:p text:style-name="P23">For above 2 steps, keep adding &lt;buffptr, buffctl_ptr&gt; to cache.btobctl (hashtable)</text:p>
        </text:list-item>
        <text:list-item>
          <text:p text:style-name="P17">Go forward objsize bytes and repeat</text:p>
          <text:p text:style-name="P10"/>
        </text:list-item>
      </text:list>
      <text:p text:style-name="P5">&lt;<text:span text:style-name="T7">=</text:span> 1/8 Slab:</text:p>
      <text:p text:style-name="P12">no bufctl needed</text:p>
      <text:p text:style-name="P12"/>
      <text:p text:style-name="P11">kmem_slab:</text:p>
      <text:p text:style-name="P11"><text:tab/>next slab</text:p>
      <text:p text:style-name="P11"><text:tab/>ref count</text:p>
      <text:p text:style-name="P11"><text:tab/><text:span text:style-name="T2">free buffs (?)</text:span></text:p>
      <text:p text:style-name="P11"><text:tab/></text:p>
      <text:p text:style-name="P18">mem_slab * allocate_small_slab (objsize, align, objs_per_slab,ctr)</text:p>
      <text:list xml:id="list3471030920" text:style-name="L7">
        <text:list-item>
          <text:p text:style-name="P19">objs_per_slab defaults to as many fit in a page</text:p>
        </text:list-item>
        <text:list-item>
          <text:p text:style-name="P16">mmap objsize bytes, aligned <text:span text:style-name="T12">0 (defaults to “get a page”) store in mem ptr</text:span></text:p>
        </text:list-item>
        <text:list-item>
          <text:p text:style-name="P20">jump to mmapaddr + <text:span text:style-name="T13">pagesize</text:span><text:span text:style-name="T15"> – sizeof(mem_slab) <text:s/>(maybe create an inline func to get this)</text:span></text:p>
        </text:list-item>
        <text:list-item>
          <text:p text:style-name="P20"><text:span text:style-name="T15">place slab obj here</text:span></text:p>
        </text:list-item>
        <text:list-item>
          <text:p text:style-name="P21"><text:span text:style-name="T15">num of objs =floor <text:s/>[ ( </text:span><text:span text:style-name="T13">pagesize</text:span><text:span text:style-name="T15"> – sizeof(mem_slab) – align ) / objsize ]</text:span></text:p>
        </text:list-item>
        <text:list-item>
          <text:p text:style-name="P21"><text:span text:style-name="T15">skip align bytes and construct </text:span><text:span text:style-name="T13">num of objs</text:span><text:span text:style-name="T15"> objects.</text:span></text:p>
        </text:list-item>
        <text:list-item>
          <text:p text:style-name="P24"><text:span text:style-name="T15">Keep adding <text:s/>&lt;buffptr, slab_ptr&gt; to cache.btobctl (hashtable)</text:span></text:p>
        </text:list-item>
      </text:list>
      <text:p text:style-name="P22"><text:span text:style-name="T15"/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21:24:10.094818275</meta:creation-date>
    <dc:date>2019-11-28T17:34:24.990664904</dc:date>
    <meta:editing-duration>PT3H25M16S</meta:editing-duration>
    <meta:editing-cycles>35</meta:editing-cycles>
    <meta:generator>LibreOffice/6.0.7.3$Linux_X86_64 LibreOffice_project/00m0$Build-3</meta:generator>
    <meta:document-statistic meta:table-count="0" meta:image-count="0" meta:object-count="0" meta:page-count="2" meta:paragraph-count="79" meta:word-count="441" meta:character-count="2672" meta:non-whitespace-character-count="2329"/>
  </office:meta>
</office:document-meta>
</file>